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efe5" officeooo:paragraph-rsid="001befe5"/>
    </style:style>
    <style:style style:name="P2" style:family="paragraph" style:parent-style-name="Standard">
      <style:text-properties fo:font-style="italic" officeooo:rsid="001befe5" officeooo:paragraph-rsid="001befe5" style:font-style-asian="italic" style:font-style-complex="italic"/>
    </style:style>
    <style:style style:name="P3" style:family="paragraph" style:parent-style-name="Standard">
      <style:text-properties fo:font-style="italic" style:text-underline-style="none" officeooo:rsid="001befe5" officeooo:paragraph-rsid="001befe5" style:font-style-asian="italic" style:font-style-complex="italic"/>
    </style:style>
    <style:style style:name="P4" style:family="paragraph" style:parent-style-name="Standard">
      <style:text-properties officeooo:rsid="001cfcaa" officeooo:paragraph-rsid="001cfcaa"/>
    </style:style>
    <style:style style:name="P5" style:family="paragraph" style:parent-style-name="Standard">
      <style:text-properties fo:font-style="normal" officeooo:rsid="001cfcaa" officeooo:paragraph-rsid="001cfcaa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32pt" officeooo:rsid="001e12be" officeooo:paragraph-rsid="001e12be" style:font-size-asian="32pt" style:font-size-complex="32pt"/>
    </style:style>
    <style:style style:name="T1" style:family="text">
      <style:text-properties officeooo:rsid="001befe5"/>
    </style:style>
    <style:style style:name="T2" style:family="text">
      <style:text-properties officeooo:rsid="001cfca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d6012"/>
    </style:style>
    <style:style style:name="T5" style:family="text">
      <style:text-properties officeooo:rsid="001ebad0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euristic analysis</text:p>
      <text:p text:style-name="Standard"/>
      <text:p text:style-name="P1"><text:span text:style-name="T2">For the game of isolation t</text:span>he following heuristics were tested:</text:p>
      <text:p text:style-name="Standard"/>
      <text:p text:style-name="P3">Heuristics #1:</text:p>
      <text:p text:style-name="P1">#player moves – k * #opponent moves</text:p>
      <text:p text:style-name="P1"/>
      <text:p text:style-name="P1">Th<text:span text:style-name="T2">e</text:span> graph below suggests the optimal k=7 with 82.<text:span text:style-name="T2">14</text:span>% success rate.</text:p>
      <text:p text:style-name="Standard"/>
      <text:p text:style-name="Standard"><draw:frame draw:style-name="fr1" draw:name="Object1" text:anchor-type="paragraph" svg:width="6.2953in" svg:height="3.54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Heuristics #2:</text:p>
      <text:p text:style-name="P1">#previous player moves - #player moves - (#previous opponent moves - #opponent moves)</text:p>
      <text:p text:style-name="P1">The success rate of this heuristics was 67.14%</text:p>
      <text:p text:style-name="P1"/>
      <text:p text:style-name="P2">Heuristics #3:</text:p>
      <text:p text:style-name="P1">#previous player moves / #player moves - #previous opponent moves / #opponent moves</text:p>
      <text:p text:style-name="P1">The success rate of this heuristics was 57.14%</text:p>
      <text:p text:style-name="P1"/>
      <text:p text:style-name="P2">Heuristics #4:</text:p>
      <text:p text:style-name="P1">(#previous player moves / #player moves) / (#previous opponent moves / #opponent moves)</text:p>
      <text:p text:style-name="P1">The success rate of this heuristics was 50.71%</text:p>
      <text:p text:style-name="P1"/>
      <text:p text:style-name="P2">Heuristics #5:</text:p>
      <text:p text:style-name="P5">case #player moves &gt;= #opponent moves:</text:p>
      <text:p text:style-name="P4"><text:span text:style-name="T3"><text:s text:c="4"/></text:span><text:span text:style-name="T1">#player moves / #</text:span>opponent<text:span text:style-name="T1"> moves - </text:span>(<text:span text:style-name="T1">#previous opponent moves </text:span>-<text:span text:style-name="T1"> #opponent moves</text:span>)</text:p>
      <text:p text:style-name="P4">else</text:p>
      <text:p text:style-name="P4"><text:span text:style-name="T3"><text:s text:c="4"/>-(</text:span><text:span text:style-name="T1">#</text:span>opponent<text:span text:style-name="T1"> moves / #</text:span>player<text:span text:style-name="T1"> moves</text:span>)<text:span text:style-name="T1"> - </text:span>(<text:span text:style-name="T1">#previous opponent moves </text:span>-<text:span text:style-name="T1"> #opponent moves</text:span>)</text:p>
      <text:p text:style-name="P1">The success rate of this heuristics was 7<text:span text:style-name="T2">5</text:span>.<text:span text:style-name="T2">2</text:span>1%</text:p>
      <text:p text:style-name="P1"/>
      <text:p text:style-name="P4"><text:soft-page-break/>Conclusion:</text:p>
      <text:p text:style-name="P4"/>
      <text:p text:style-name="P4"><draw:frame draw:style-name="fr1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4">As the graph shows, t</text:span>he best performing heuristics <text:span text:style-name="T4">i</text:span>s #1, #player moves – 7 * #opponent moves with a success rate of 82.14%, <text:span text:style-name="T5">hence it was the chosen 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4:01:05.728000000</meta:creation-date>
    <dc:date>2017-04-14T23:44:44.137000000</dc:date>
    <meta:editing-duration>PT54M59S</meta:editing-duration>
    <meta:editing-cycles>3</meta:editing-cycles>
    <meta:generator>LibreOffice/5.3.2.2$Windows_X86_64 LibreOffice_project/6cd4f1ef626f15116896b1d8e1398b56da0d0ee1</meta:generator>
    <meta:document-statistic meta:table-count="0" meta:image-count="0" meta:object-count="2" meta:page-count="2" meta:paragraph-count="22" meta:word-count="170" meta:character-count="1064" meta:non-whitespace-character-count="9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8.992cm" xlink:href="." xlink:type="simple" chart:class="chart:scatter" chart:style-name="ch1">
        <chart:legend chart:legend-position="end" svg:x="12.542cm" svg:y="4.203cm" style:legend-expansion="high" chart:style-name="ch2"/>
        <chart:plot-area chart:style-name="ch3" chart:data-source-has-labels="both" svg:x="0.319cm" svg:y="0.179cm" svg:width="11.904cm" svg:height="8.634cm">
          <chartooo:coordinate-region svg:x="0.967cm" svg:y="0.372cm" svg:width="11.056cm" svg:height="7.807cm"/>
          <chart:axis chart:dimension="x" chart:name="primary-x" chart:style-name="ch4" chartooo:axis-type="auto">
            <chart:categories table:cell-range-address="local-table.$B$1:.$L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L$3" chart:label-cell-address="local-table.$A$3" chart:class="chart:scatter">
            <chart:domain table:cell-range-address="local-table.$B$2:.$L$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uccess rate</text:p>
              </table:table-cell>
              <table:table-cell office:value-type="float" office:value="72.86">
                <text:p>72.86</text:p>
              </table:table-cell>
              <table:table-cell office:value-type="float" office:value="79.29">
                <text:p>79.29</text:p>
              </table:table-cell>
              <table:table-cell office:value-type="float" office:value="79.29">
                <text:p>79.29</text:p>
              </table:table-cell>
              <table:table-cell office:value-type="float" office:value="79.29">
                <text:p>79.29</text:p>
              </table:table-cell>
              <table:table-cell office:value-type="float" office:value="80.71">
                <text:p>80.71</text:p>
              </table:table-cell>
              <table:table-cell office:value-type="float" office:value="80.71">
                <text:p>80.71</text:p>
              </table:table-cell>
              <table:table-cell office:value-type="float" office:value="82.14">
                <text:p>82.14</text:p>
              </table:table-cell>
              <table:table-cell office:value-type="float" office:value="73.57">
                <text:p>73.57</text:p>
              </table:table-cell>
              <table:table-cell office:value-type="float" office:value="79.29">
                <text:p>79.29</text:p>
              </table:table-cell>
              <table:table-cell office:value-type="float" office:value="77.86">
                <text:p>77.86</text:p>
              </table:table-cell>
              <table:table-cell office:value-type="float" office:value="77.86">
                <text:p>77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141cm" svg:y="4.206cm" style:legend-expansion="high" chart:style-name="ch2"/>
        <chart:plot-area chart:style-name="ch3" chart:data-source-has-labels="both" svg:x="0.319cm" svg:y="0.179cm" svg:width="12.503cm" svg:height="8.641cm">
          <chartooo:coordinate-region svg:x="0.967cm" svg:y="0.373cm" svg:width="11.855cm" svg:height="7.813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Success rate</text:p>
              </table:table-cell>
              <table:table-cell office:value-type="float" office:value="82.14">
                <text:p>82.14</text:p>
              </table:table-cell>
              <table:table-cell office:value-type="float" office:value="67.14">
                <text:p>67.14</text:p>
              </table:table-cell>
              <table:table-cell office:value-type="float" office:value="57.14">
                <text:p>57.14</text:p>
              </table:table-cell>
              <table:table-cell office:value-type="float" office:value="50.71">
                <text:p>50.71</text:p>
              </table:table-cell>
              <table:table-cell office:value-type="float" office:value="78.57">
                <text:p>78.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_64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